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631b"/>
    </style:style>
    <style:style style:name="T1" style:family="text">
      <style:text-properties officeooo:rsid="00206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belle odt</text:span></text:p>
      <text:p text:style-name="P1"><text:span text:style-name="T1"/>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e Henscheö</meta:initial-creator>
    <meta:creation-date>2014-01-23T08:49:09.32</meta:creation-date>
    <meta:generator>LibreOffice/4.0.4.2$Windows_x86 LibreOffice_project/9e9821abd0ffdbc09cd8c52eaa574fa09eb08f2</meta:generator>
    <dc:date>2014-01-23T11:16:58.92</dc:date>
    <dc:creator>Maike Henscheö</dc:creator>
    <meta:editing-duration>P0D</meta:editing-duration>
    <meta:editing-cycles>1</meta:editing-cycles>
    <meta:document-statistic meta:table-count="1" meta:image-count="0" meta:object-count="0" meta:page-count="1" meta:paragraph-count="1" meta:word-count="2" meta:character-count="11" meta:non-whitespace-character-count="10"/>
  </office:meta>
</office:document-meta>
</file>